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1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2.27cm" svg:y="10.525cm">
          <text:p text:style-name="P1"><text:span text:style-name="T1">User ID</text:span><text:span text:style-name="T1"><text:line-break/></text:span><text:span text:style-name="T1">IP Address</text:span></text:p>
          <text:p text:style-name="P1"><text:span text:style-name="T1">User Behavior</text:span></text:p>
          <text:p text:style-name="P1"><text:span text:style-name="T1">User Associ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8.62cm" svg:y="8.62cm">
          <text:p text:style-name="P1"><text:span text:style-name="T1">Find users with</text:span></text:p>
          <text:p text:style-name="P1"><text:span text:style-name="T1">similar behavi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8.62cm" svg:y="4.81cm">
          <text:p text:style-name="P1"><text:span text:style-name="T1">Find users with</text:span></text:p>
          <text:p text:style-name="P1"><text:span text:style-name="T1">same IP 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21.32cm" svg:y="8.62cm">
          <text:p text:style-name="P1"><text:span text:style-name="T1">Users suspected of</text:span></text:p>
          <text:p text:style-name="P1"><text:span text:style-name="T1">being the same pers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8.62cm" svg:y="16.24cm">
          <text:p text:style-name="P1"><text:span text:style-name="T1">User data stored</text:span></text:p>
          <text:p text:style-name="P1"><text:span text:style-name="T1">in 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8.62cm" svg:y="12.43cm">
          <text:p text:style-name="P1"><text:span text:style-name="T1">Find users with</text:span></text:p>
          <text:p text:style-name="P1"><text:span text:style-name="T1">similar association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11.795cm" svg:x2="7.35cm" svg:y2="11.795cm">
          <text:p/>
        </draw:line>
        <draw:line draw:style-name="gr2" draw:text-style-name="P3" draw:layer="layout" svg:x1="7.35cm" svg:y1="6.08cm" svg:x2="7.35cm" svg:y2="17.51cm">
          <text:p/>
        </draw:line>
        <draw:line draw:style-name="gr3" draw:text-style-name="P3" draw:layer="layout" svg:x1="7.35cm" svg:y1="6.08cm" svg:x2="8.62cm" svg:y2="6.08cm">
          <text:p/>
        </draw:line>
        <draw:line draw:style-name="gr3" draw:text-style-name="P3" draw:layer="layout" svg:x1="7.35cm" svg:y1="9.89cm" svg:x2="8.62cm" svg:y2="9.89cm">
          <text:p/>
        </draw:line>
        <draw:line draw:style-name="gr3" draw:text-style-name="P3" draw:layer="layout" svg:x1="7.35cm" svg:y1="13.7cm" svg:x2="8.62cm" svg:y2="13.7cm">
          <text:p/>
        </draw:line>
        <draw:line draw:style-name="gr3" draw:text-style-name="P3" draw:layer="layout" svg:x1="13.7cm" svg:y1="9.89cm" svg:x2="14.97cm" svg:y2="9.89cm">
          <text:p/>
        </draw:line>
        <draw:line draw:style-name="gr3" draw:text-style-name="P3" draw:layer="layout" svg:x1="7.35cm" svg:y1="17.51cm" svg:x2="8.62cm" svg:y2="17.51cm">
          <text:p/>
        </draw:line>
        <draw:line draw:style-name="gr2" draw:text-style-name="P3" draw:layer="layout" svg:x1="13.7cm" svg:y1="6.08cm" svg:x2="13.7cm" svg:y2="13.7cm">
          <text:p/>
        </draw:line>
        <draw:line draw:style-name="gr2" draw:text-style-name="P3" draw:layer="layout" svg:x1="12.43cm" svg:y1="6.08cm" svg:x2="13.7cm" svg:y2="6.08cm">
          <text:p/>
        </draw:line>
        <draw:line draw:style-name="gr2" draw:text-style-name="P3" draw:layer="layout" svg:x1="12.43cm" svg:y1="9.89cm" svg:x2="13.7cm" svg:y2="9.89cm">
          <text:p/>
        </draw:line>
        <draw:line draw:style-name="gr2" draw:text-style-name="P3" draw:layer="layout" svg:x1="12.43cm" svg:y1="13.7cm" svg:x2="13.7cm" svg:y2="13.7cm">
          <text:p/>
        </draw:line>
        <draw:frame draw:style-name="gr4" draw:text-style-name="P3" draw:layer="layout" svg:width="3.81cm" svg:height="1.27cm" svg:x="2.27cm" svg:y="8.62cm">
          <draw:text-box>
            <text:p text:style-name="P1">Input</text:p>
          </draw:text-box>
        </draw:frame>
        <draw:frame draw:style-name="gr4" draw:text-style-name="P3" draw:layer="layout" svg:width="3.81cm" svg:height="1.27cm" svg:x="11.795cm" svg:y="2.905cm">
          <draw:text-box>
            <text:p text:style-name="P1">System</text:p>
          </draw:text-box>
        </draw:frame>
        <draw:frame draw:style-name="gr4" draw:text-style-name="P3" draw:layer="layout" svg:width="3.81cm" svg:height="1.27cm" svg:x="21.32cm" svg:y="6.715cm">
          <draw:text-box>
            <text:p text:style-name="P1">Output</text:p>
          </draw:text-box>
        </draw:frame>
        <draw:frame draw:style-name="gr4" draw:text-style-name="P3" draw:layer="layout" svg:width="7.493cm" svg:height="1.27cm" svg:x="1cm" svg:y="1cm">
          <draw:text-box>
            <text:p text:style-name="P1">Design Diagram Level 1</text:p>
          </draw:text-box>
        </draw:frame>
        <draw:custom-shape draw:style-name="gr1" draw:text-style-name="P2" draw:layer="layout" svg:width="3.81cm" svg:height="2.54cm" svg:x="14.97cm" svg:y="8.62cm">
          <text:p text:style-name="P1"><text:span text:style-name="T1">Analyze users’ </text:span><text:span text:style-name="T1">details</text:span></text:p>
          <text:p text:style-name="P1"><text:span text:style-name="T1">and determine</text:span></text:p>
          <text:p text:style-name="P1"><text:span text:style-name="T1">chances of being </text:span></text:p>
          <text:p text:style-name="P1"><text:span text:style-name="T1">the same pers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78cm" svg:y1="9.89cm" svg:x2="21.32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0:15:55.748251996</meta:creation-date>
    <dc:date>2018-10-02T21:25:54.044392902</dc:date>
    <meta:editing-duration>PT4M28S</meta:editing-duration>
    <meta:editing-cycles>1</meta:editing-cycles>
    <meta:document-statistic meta:object-count="23"/>
    <meta:generator>LibreOffice/6.0.6.2$Linux_X86_64 LibreOffice_project/00m0$Build-2</meta:generator>
  </office:meta>
</office:document-meta>
</file>